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ab97" officeooo:paragraph-rsid="000fab97" style:font-size-asian="16pt" style:font-size-complex="16pt"/>
    </style:style>
    <style:style style:name="P2" style:family="paragraph" style:parent-style-name="Standard" style:list-style-name="L1">
      <style:text-properties fo:font-size="14pt" officeooo:paragraph-rsid="000fab97"/>
    </style:style>
    <style:style style:name="P3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style:text-underline-style="none" fo:font-weight="normal" officeooo:rsid="000fab97" officeooo:paragraph-rsid="000fab97" style:font-size-asian="12pt" style:font-size-complex="12pt"/>
    </style:style>
    <style:style style:name="P4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paragraph-rsid="000fab97"/>
    </style:style>
    <style:style style:name="P5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paragraph-rsid="000fab97" style:font-size-asian="12pt" style:font-size-complex="12pt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0fab97" style:font-size-asian="12pt" style:font-size-complex="12pt"/>
    </style:style>
    <style:style style:name="P7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0fab97" officeooo:paragraph-rsid="000fab97" style:font-size-asian="12pt" style:font-size-complex="12pt"/>
    </style:style>
    <style:style style:name="T1" style:family="text">
      <style:text-properties officeooo:rsid="000fab97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style:text-underline-style="none" officeooo:rsid="000fab97" style:font-size-asian="12.25pt" style:font-size-complex="14pt"/>
    </style:style>
    <style:style style:name="T6" style:family="text">
      <style:text-properties style:text-underline-style="none" officeooo:rsid="000fab97" style:font-size-asian="12pt" style:font-size-complex="12pt"/>
    </style:style>
    <style:style style:name="T7" style:family="text">
      <style:text-properties fo:font-size="9pt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0fab97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4"/><text:span text:style-name="T3"><text:s text:c="2"/></text:span><text:span text:style-name="T2"><text:s/>Software Requirements</text:span></text:p>
      <text:p text:style-name="P1"/>
      <text:p text:style-name="P1"/>
      <text:p text:style-name="P1"/>
      <text:list xml:id="list8477500286325291995" text:style-name="L1">
        <text:list-item>
          <text:p text:style-name="P2"><text:span text:style-name="T5">Opertaing System: Ubuntu 14.04 LTS, Windows(7 or 8) <text:s/>(</text:span><text:span text:style-name="T4">For Windows, install python.</text:span><text:span text:style-name="T5">)</text:span></text:p>
        </text:list-item>
        <text:list-item>
          <text:p text:style-name="P3">MySQL <text:s text:c="2"/>: <text:s/>version 5.6.24</text:p>
          <text:p text:style-name="P4"><text:span text:style-name="T6"><text:s/><text:tab/></text:span><text:span text:style-name="T8">sudo apt-get install mysql-server</text:span></text:p>
        </text:list-item>
        <text:list-item>
          <text:p text:style-name="P5">Django <text:s text:c="4"/>: <text:s text:c="3"/>versio</text:p>
          <text:p text:style-name="P5"><text:span text:style-name="T1"><text:s text:c="11"/>sudo apt-get install pip <text:s text:c="9"/></text:span></text:p>
          <text:p text:style-name="P5"><text:span text:style-name="T1"><text:s text:c="12"/>pip install django</text:span></text:p>
        </text:list-item>
        <text:list-item>
          <text:p text:style-name="P7">R : version -3.2.0</text:p>
          <text:p text:style-name="P4"><text:span text:style-name="T9"><text:s text:c="11"/></text:span><text:span text:style-name="T8">sudo apt-get install r-base-core</text:span></text:p>
        </text:list-item>
        <text:list-item>
          <text:p text:style-name="P5">R packages</text:p>
        </text:list-item>
      </text:list>
      <text:p text:style-name="P6"><text:s text:c="22"/><text:span text:style-name="T1">RMySQL</text:span></text:p>
      <text:p text:style-name="P6"><text:s text:c="31"/><text:span text:style-name="T1">install.packages(“RMySQL”)</text:span></text:p>
      <text:p text:style-name="P6"><text:s text:c="22"/><text:span text:style-name="T1">GoogleVis</text:span></text:p>
      <text:p text:style-name="P6"><text:s text:c="32"/><text:span text:style-name="T1">install.packages(“googleVis”)</text:span></text:p>
      <text:list xml:id="list123327308329090" text:continue-numbering="true" text:style-name="L1">
        <text:list-header>
          <text:p text:style-name="P5"><text:s text:c="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2:18:16.888513521</meta:creation-date>
    <dc:date>2015-07-04T12:33:26.625723453</dc:date>
    <meta:editing-duration>P0D</meta:editing-duration>
    <meta:editing-cycles>1</meta:editing-cycles>
    <meta:document-statistic meta:table-count="0" meta:image-count="0" meta:object-count="0" meta:page-count="1" meta:paragraph-count="15" meta:word-count="56" meta:character-count="564" meta:non-whitespace-character-count="323"/>
    <meta:generator>LibreOffice/4.2.8.2$Linux_X86_64 LibreOffice_project/420m0$Build-2</meta:generator>
  </office:meta>
</office:document-meta>
</file>